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ray#map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>
            <text:p>MRI 1.8.7</text:p>
          </table:table-cell>
          <table:table-cell office:value-type="string">
            <text:p>MRI 1.9.3</text:p>
          </table:table-cell>
          <table:table-cell office:value-type="string">
            <text:p>RBX</text:p>
          </table:table-cell>
          <table:table-cell office:value-type="string">
            <text:p>JRUBY</text:p>
          </table:table-cell>
          <table:table-cell table:number-columns-repeated="4"/>
        </table:table-row>
        <table:table-row table:style-name="ro1">
          <table:table-cell office:value-type="string">
            <text:p>Array#map</text:p>
          </table:table-cell>
          <table:table-cell office:value-type="float" office:value="46209">
            <text:p>46209</text:p>
          </table:table-cell>
          <table:table-cell office:value-type="float" office:value="62572">
            <text:p>62572</text:p>
          </table:table-cell>
          <table:table-cell office:value-type="float" office:value="122724">
            <text:p>122724</text:p>
          </table:table-cell>
          <table:table-cell office:value-type="float" office:value="84140">
            <text:p>84140</text:p>
          </table:table-cell>
          <table:table-cell table:number-columns-repeated="4"/>
        </table:table-row>
        <table:table-row table:style-name="ro1">
          <table:table-cell office:value-type="string">
            <text:p>Array#map!</text:p>
          </table:table-cell>
          <table:table-cell office:value-type="float" office:value="45224">
            <text:p>45224</text:p>
          </table:table-cell>
          <table:table-cell office:value-type="float" office:value="63683">
            <text:p>63683</text:p>
          </table:table-cell>
          <table:table-cell office:value-type="float" office:value="59362">
            <text:p>59362</text:p>
          </table:table-cell>
          <table:table-cell office:value-type="float" office:value="81902">
            <text:p>81902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Array#map'.R45" table:end-x="0.813in" table:end-y="0.0937in" draw:z-index="0" draw:style-name="gr1" svg:width="8.4457in" svg:height="5.6571in" svg:x="0.3685in" svg:y="0.1043in">
              <draw:object draw:notify-on-update-of-ranges="'Array#map'.A1:'Array#map'.A1 'Array#map'.B1:'Array#map'.E1 'Array#map'.A2:'Array#map'.A2 'Array#map'.B2:'Array#map'.E2 'Array#map'.A3:'Array#map'.A3 'Array#map'.B3:'Array#map'.E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ash#merge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MRI 1.8.7</text:p>
          </table:table-cell>
          <table:table-cell office:value-type="string">
            <text:p>MRI 1.9.3</text:p>
          </table:table-cell>
          <table:table-cell office:value-type="string">
            <text:p>RBX</text:p>
          </table:table-cell>
          <table:table-cell office:value-type="string">
            <text:p>JRUBY</text:p>
          </table:table-cell>
          <table:table-cell>
            <draw:frame table:end-cell-address="'Hash#merge'.O36" table:end-x="0.8894in" table:end-y="0.0524in" draw:z-index="0" draw:style-name="gr1" svg:width="8.8508in" svg:height="6.2118in" svg:x="0.0398in" svg:y="0.0394in">
              <draw:object draw:notify-on-update-of-ranges="'Hash#merge'.A1:'Hash#merge'.A1 'Hash#merge'.B1:'Hash#merge'.E1 'Hash#merge'.A2:'Hash#merge'.A2 'Hash#merge'.B2:'Hash#merge'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Hash#merge</text:p>
          </table:table-cell>
          <table:table-cell table:style-name="Default" office:value-type="float" office:value="22657">
            <text:p>22657</text:p>
          </table:table-cell>
          <table:table-cell office:value-type="float" office:value="17880">
            <text:p>17880</text:p>
          </table:table-cell>
          <table:table-cell office:value-type="float" office:value="14498">
            <text:p>14498</text:p>
          </table:table-cell>
          <table:table-cell office:value-type="float" office:value="70138">
            <text:p>70138</text:p>
          </table:table-cell>
          <table:table-cell/>
        </table:table-row>
      </table:table>
      <table:table table:name="String#spli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MRI 1.8.7</text:p>
          </table:table-cell>
          <table:table-cell office:value-type="string">
            <text:p>MRI 1.9.3</text:p>
          </table:table-cell>
          <table:table-cell office:value-type="string">
            <text:p>RBX</text:p>
          </table:table-cell>
          <table:table-cell office:value-type="string">
            <text:p>JRUBY</text:p>
          </table:table-cell>
          <table:table-cell>
            <draw:frame table:end-cell-address="'String#split'.O36" table:end-x="0.3362in" table:end-y="0.1772in" draw:z-index="0" draw:style-name="gr1" svg:width="8.2937in" svg:height="6.3343in" svg:x="0.0437in" svg:y="0.0417in">
              <draw:object draw:notify-on-update-of-ranges="'String#split'.A1:'String#split'.A1 'String#split'.B1:'String#split'.E1 'String#split'.A2:'String#split'.A2 'String#split'.B2:'String#split'.E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String#split</text:p>
          </table:table-cell>
          <table:table-cell table:style-name="Default" office:value-type="float" office:value="32082">
            <text:p>32082</text:p>
          </table:table-cell>
          <table:table-cell office:value-type="float" office:value="99168">
            <text:p>99168</text:p>
          </table:table-cell>
          <table:table-cell office:value-type="float" office:value="109899">
            <text:p>109899</text:p>
          </table:table-cell>
          <table:table-cell office:value-type="float" office:value="156931">
            <text:p>156931</text:p>
          </table:table-cell>
          <table:table-cell/>
        </table:table-row>
      </table:table>
      <table:table table:name="Red Black Tree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Red black tree</text:p>
          </table:table-cell>
          <table:table-cell table:style-name="ce1" office:value-type="string">
            <text:p>MRI 1.8.7</text:p>
          </table:table-cell>
          <table:table-cell office:value-type="string">
            <text:p>MRI 1.9.3</text:p>
          </table:table-cell>
          <table:table-cell office:value-type="string">
            <text:p>RBX</text:p>
          </table:table-cell>
          <table:table-cell office:value-type="string">
            <text:p>JRUBY</text:p>
          </table:table-cell>
          <table:table-cell>
            <draw:frame table:end-cell-address="'Red Black Tree'.Q39" table:end-x="0.1937in" table:end-y="0.1146in" draw:z-index="0" draw:style-name="gr1" svg:width="9.9311in" svg:height="6.8031in" svg:x="0.0421in" svg:y="0.0417in">
              <draw:object draw:notify-on-update-of-ranges="'Red Black Tree'.A1:'Red Black Tree'.A1 'Red Black Tree'.A2:'Red Black Tree'.A8 'Red Black Tree'.B1:'Red Black Tree'.B1 'Red Black Tree'.B2:'Red Black Tree'.B8 'Red Black Tree'.C1:'Red Black Tree'.C1 'Red Black Tree'.C2:'Red Black Tree'.C8 'Red Black Tree'.D1:'Red Black Tree'.D1 'Red Black Tree'.D2:'Red Black Tree'.D8 'Red Black Tree'.E1:'Red Black Tree'.E1 'Red Black Tree'.E2:'Red Black Tree'.E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delete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string">
            <text:p>add</text:p>
          </table:table-cell>
          <table:table-cell office:value-type="float" office:value="3.5">
            <text:p>3.5</text:p>
          </table:table-cell>
          <table:table-cell office:value-type="float" office:value="6.8">
            <text:p>6.8</text:p>
          </table:table-cell>
          <table:table-cell office:value-type="float" office:value="8.9">
            <text:p>8.9</text:p>
          </table:table-cell>
          <table:table-cell office:value-type="float" office:value="14.9">
            <text:p>14.9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float" office:value="5.8">
            <text:p>5.8</text:p>
          </table:table-cell>
          <table:table-cell office:value-type="float" office:value="13.4">
            <text:p>13.4</text:p>
          </table:table-cell>
          <table:table-cell office:value-type="float" office:value="62.1">
            <text:p>62.1</text:p>
          </table:table-cell>
          <table:table-cell office:value-type="float" office:value="39.1">
            <text:p>39.1</text:p>
          </table:table-cell>
          <table:table-cell/>
        </table:table-row>
        <table:table-row table:style-name="ro1">
          <table:table-cell office:value-type="string">
            <text:p>inorder_walk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51.9">
            <text:p>151.9</text:p>
          </table:table-cell>
          <table:table-cell office:value-type="float" office:value="114.1">
            <text:p>114.1</text:p>
          </table:table-cell>
          <table:table-cell/>
        </table:table-row>
        <table:table-row table:style-name="ro1">
          <table:table-cell office:value-type="string">
            <text:p>rev inorder walk</text:p>
          </table:table-cell>
          <table:table-cell office:value-type="float" office:value="28.9">
            <text:p>28.9</text:p>
          </table:table-cell>
          <table:table-cell office:value-type="float" office:value="56.2">
            <text:p>56.2</text:p>
          </table:table-cell>
          <table:table-cell office:value-type="float" office:value="154">
            <text:p>154</text:p>
          </table:table-cell>
          <table:table-cell office:value-type="float" office:value="128.4">
            <text:p>128.4</text:p>
          </table:table-cell>
          <table:table-cell/>
        </table:table-row>
        <table:table-row table:style-name="ro1">
          <table:table-cell office:value-type="string">
            <text:p>minimum</text:p>
          </table:table-cell>
          <table:table-cell office:value-type="float" office:value="13.7">
            <text:p>13.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1.6">
            <text:p>61.6</text:p>
          </table:table-cell>
          <table:table-cell/>
        </table:table-row>
        <table:table-row table:style-name="ro1">
          <table:table-cell office:value-type="string">
            <text:p>maximum</text:p>
          </table:table-cell>
          <table:table-cell office:value-type="float" office:value="14.9">
            <text:p>14.9</text:p>
          </table:table-cell>
          <table:table-cell office:value-type="float" office:value="21.1">
            <text:p>21.1</text:p>
          </table:table-cell>
          <table:table-cell office:value-type="float" office:value="72.6">
            <text:p>72.6</text:p>
          </table:table-cell>
          <table:table-cell office:value-type="float" office:value="63.5">
            <text:p>63.5</text:p>
          </table:table-cell>
          <table:table-cell/>
        </table:table-row>
      </table:table>
      <table:table table:name="AVI Protobuf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AVI Protobuf</text:p>
          </table:table-cell>
          <table:table-cell office:value-type="string">
            <text:p>MRI 1.8.7</text:p>
          </table:table-cell>
          <table:table-cell office:value-type="string">
            <text:p>MRI 1.9.3</text:p>
          </table:table-cell>
          <table:table-cell office:value-type="string">
            <text:p>RBX</text:p>
          </table:table-cell>
          <table:table-cell office:value-type="string">
            <text:p>JRUBY</text:p>
          </table:table-cell>
          <table:table-cell>
            <draw:frame table:end-cell-address="'AVI Protobuf'.P40" table:end-x="0.5209in" table:end-y="0.0106in" draw:z-index="0" draw:style-name="gr1" svg:width="9.3673in" svg:height="6.876in" svg:x="0.0437in" svg:y="0.0417in">
              <draw:object draw:notify-on-update-of-ranges="'AVI Protobuf'.A1:'AVI Protobuf'.A1 'AVI Protobuf'.B1:'AVI Protobuf'.E1 'AVI Protobuf'.A2:'AVI Protobuf'.A2 'AVI Protobuf'.B2:'AVI Protobuf'.E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AVI Protobuf</text:p>
          </table:table-cell>
          <table:table-cell table:style-name="Default" office:value-type="float" office:value="12635">
            <text:p>12635</text:p>
          </table:table-cell>
          <table:table-cell office:value-type="float" office:value="24609">
            <text:p>24609</text:p>
          </table:table-cell>
          <table:table-cell office:value-type="float" office:value="40667">
            <text:p>40667</text:p>
          </table:table-cell>
          <table:table-cell office:value-type="float" office:value="89995">
            <text:p>8999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0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ol </meta:initial-creator>
    <meta:creation-date>2011-10-18T09:51:22</meta:creation-date>
    <dc:date>2011-10-18T10:56:18</dc:date>
    <dc:creator>Karol </dc:creator>
    <meta:editing-duration>PT00H34M12S</meta:editing-duration>
    <meta:editing-cycles>4</meta:editing-cycles>
    <meta:generator>OpenOffice.org/3.2$Linux OpenOffice.org_project/320m19$Build-9505</meta:generator>
    <meta:document-statistic meta:table-count="5" meta:cell-count="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53cm" svg:height="14.37cm" xlink:href=".." chart:class="chart:bar" chart:style-name="ch1">
        <chart:legend chart:legend-position="end" svg:x="16.79cm" svg:y="6.275cm" chart:style-name="ch2"/>
        <chart:plot-area chart:style-name="ch3" table:cell-range-address="'Array#map'.A1:'Array#map'.E3" chart:data-source-has-labels="both" svg:x="0.657cm" svg:y="0.287cm" svg:width="15.705cm" svg:height="13.509cm">
          <chart:axis chart:dimension="x" chart:name="primary-x" chart:style-name="ch4">
            <chart:categories table:cell-range-address="'Array#map'.B1:'Array#map'.E1"/>
          </chart:axis>
          <chart:axis chart:dimension="y" chart:name="primary-y" chart:style-name="ch5">
            <chart:title svg:x="0.53cm" svg:y="7.793cm" chart:style-name="ch6">
              <text:p>instructions / s</text:p>
            </chart:title>
            <chart:grid chart:style-name="ch7" chart:class="major"/>
          </chart:axis>
          <chart:series chart:style-name="ch8" chart:values-cell-range-address="'Array#map'.B2:'Array#map'.E2" chart:label-cell-address="'Array#map'.A2:'Array#map'.A2" chart:class="chart:bar">
            <chart:data-point chart:repeated="4"/>
          </chart:series>
          <chart:series chart:style-name="ch9" chart:values-cell-range-address="'Array#map'.B3:'Array#map'.E3" chart:label-cell-address="'Array#map'.A3:'Array#map'.A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rray#map'.B1:'Array#map'.E1">MRI 1.8.7</text:p>
              </table:table-cell>
              <table:table-cell office:value-type="string">
                <text:p>MRI 1.9.3</text:p>
              </table:table-cell>
              <table:table-cell office:value-type="string">
                <text:p>RBX</text:p>
              </table:table-cell>
              <table:table-cell office:value-type="string">
                <text:p>JRUBY</text:p>
              </table:table-cell>
            </table:table-row>
          </table:table-header-rows>
          <table:table-rows>
            <table:table-row>
              <table:table-cell office:value-type="string">
                <text:p text:id="'Array#map'.A2:'Array#map'.A2">Array#map</text:p>
              </table:table-cell>
              <table:table-cell office:value-type="float" office:value="46209">
                <text:p text:id="'Array#map'.B2:'Array#map'.E2">46209</text:p>
              </table:table-cell>
              <table:table-cell office:value-type="float" office:value="62572">
                <text:p>62572</text:p>
              </table:table-cell>
              <table:table-cell office:value-type="float" office:value="122724">
                <text:p>122724</text:p>
              </table:table-cell>
              <table:table-cell office:value-type="float" office:value="84140">
                <text:p>84140</text:p>
              </table:table-cell>
            </table:table-row>
            <table:table-row>
              <table:table-cell office:value-type="string">
                <text:p text:id="'Array#map'.A3:'Array#map'.A3">Array#map!</text:p>
              </table:table-cell>
              <table:table-cell office:value-type="float" office:value="45224">
                <text:p text:id="'Array#map'.B3:'Array#map'.E3">45224</text:p>
              </table:table-cell>
              <table:table-cell office:value-type="float" office:value="63683">
                <text:p>63683</text:p>
              </table:table-cell>
              <table:table-cell office:value-type="float" office:value="59362">
                <text:p>59362</text:p>
              </table:table-cell>
              <table:table-cell office:value-type="float" office:value="81902">
                <text:p>8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2cm" svg:height="15.779cm" xlink:href=".." chart:class="chart:bar" chart:style-name="ch1">
        <chart:legend chart:legend-position="end" svg:x="17.482cm" svg:y="7.34cm" chart:style-name="ch2"/>
        <chart:plot-area chart:style-name="ch3" table:cell-range-address="'Hash#merge'.A1:'Hash#merge'.E2" chart:data-source-has-labels="both" svg:x="0.697cm" svg:y="0.315cm" svg:width="16.337cm" svg:height="14.834cm">
          <chart:axis chart:dimension="x" chart:name="primary-x" chart:style-name="ch4">
            <chart:categories table:cell-range-address="'Hash#merge'.B1:'Hash#merge'.E1"/>
          </chart:axis>
          <chart:axis chart:dimension="y" chart:name="primary-y" chart:style-name="ch5">
            <chart:title svg:x="0.45cm" svg:y="9.571cm" chart:style-name="ch6">
              <text:p>instructions / s</text:p>
            </chart:title>
            <chart:grid chart:style-name="ch7" chart:class="major"/>
          </chart:axis>
          <chart:series chart:style-name="ch8" chart:values-cell-range-address="'Hash#merge'.B2:'Hash#merge'.E2" chart:label-cell-address="'Hash#merge'.A2:'Hash#merge'.A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Hash#merge'.B1:'Hash#merge'.E1">MRI 1.8.7</text:p>
              </table:table-cell>
              <table:table-cell office:value-type="string">
                <text:p>MRI 1.9.3</text:p>
              </table:table-cell>
              <table:table-cell office:value-type="string">
                <text:p>RBX</text:p>
              </table:table-cell>
              <table:table-cell office:value-type="string">
                <text:p>JRUBY</text:p>
              </table:table-cell>
            </table:table-row>
          </table:table-header-rows>
          <table:table-rows>
            <table:table-row>
              <table:table-cell office:value-type="string">
                <text:p text:id="'Hash#merge'.A2:'Hash#merge'.A2">Hash#merge</text:p>
              </table:table-cell>
              <table:table-cell office:value-type="float" office:value="22657">
                <text:p text:id="'Hash#merge'.B2:'Hash#merge'.E2">22657</text:p>
              </table:table-cell>
              <table:table-cell office:value-type="float" office:value="17880">
                <text:p>17880</text:p>
              </table:table-cell>
              <table:table-cell office:value-type="float" office:value="14498">
                <text:p>14498</text:p>
              </table:table-cell>
              <table:table-cell office:value-type="float" office:value="70138">
                <text:p>70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67cm" svg:height="16.09cm" xlink:href=".." chart:class="chart:bar" chart:style-name="ch1">
        <chart:legend chart:legend-position="end" svg:x="16.518cm" svg:y="7.496cm" chart:style-name="ch2"/>
        <chart:plot-area chart:style-name="ch3" table:cell-range-address="'String#split'.A1:'String#split'.E2" chart:data-source-has-labels="both" svg:x="0.641cm" svg:y="0.321cm" svg:width="15.457cm" svg:height="15.127cm">
          <chart:axis chart:dimension="x" chart:name="primary-x" chart:style-name="ch4">
            <chart:categories table:cell-range-address="'String#split'.B1:'String#split'.E1"/>
          </chart:axis>
          <chart:axis chart:dimension="y" chart:name="primary-y" chart:style-name="ch5">
            <chart:title svg:x="0.422cm" svg:y="9.723cm" chart:style-name="ch6">
              <text:p>instructions / s</text:p>
            </chart:title>
            <chart:grid chart:style-name="ch7" chart:class="major"/>
          </chart:axis>
          <chart:series chart:style-name="ch8" chart:values-cell-range-address="'String#split'.B2:'String#split'.E2" chart:label-cell-address="'String#split'.A2:'String#split'.A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tring#split'.B1:'String#split'.E1">MRI 1.8.7</text:p>
              </table:table-cell>
              <table:table-cell office:value-type="string">
                <text:p>MRI 1.9.3</text:p>
              </table:table-cell>
              <table:table-cell office:value-type="string">
                <text:p>RBX</text:p>
              </table:table-cell>
              <table:table-cell office:value-type="string">
                <text:p>JRUBY</text:p>
              </table:table-cell>
            </table:table-row>
          </table:table-header-rows>
          <table:table-rows>
            <table:table-row>
              <table:table-cell office:value-type="string">
                <text:p text:id="'String#split'.A2:'String#split'.A2">String#split</text:p>
              </table:table-cell>
              <table:table-cell office:value-type="float" office:value="32082">
                <text:p text:id="'String#split'.B2:'String#split'.E2">32082</text:p>
              </table:table-cell>
              <table:table-cell office:value-type="float" office:value="99168">
                <text:p>99168</text:p>
              </table:table-cell>
              <table:table-cell office:value-type="float" office:value="109899">
                <text:p>109899</text:p>
              </table:table-cell>
              <table:table-cell office:value-type="float" office:value="156931">
                <text:p>1569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26cm" svg:height="17.281cm" xlink:href=".." chart:class="chart:bar" chart:style-name="ch1">
        <chart:title svg:x="10.655cm" svg:y="0.346cm" chart:style-name="ch2">
          <text:p>Red Black Tree</text:p>
        </chart:title>
        <chart:legend chart:legend-position="end" svg:x="20.964cm" svg:y="7.008cm" chart:style-name="ch3"/>
        <chart:plot-area chart:style-name="ch4" table:cell-range-address="'Red Black Tree'.A1:'Red Black Tree'.E8" chart:data-source-has-labels="both" svg:x="0.807cm" svg:y="1.3cm" svg:width="19.654cm" svg:height="15.291cm">
          <chart:axis chart:dimension="x" chart:name="primary-x" chart:style-name="ch5">
            <chart:categories table:cell-range-address="'Red Black Tree'.A2:'Red Black Tree'.A8"/>
          </chart:axis>
          <chart:axis chart:dimension="y" chart:name="primary-y" chart:style-name="ch6">
            <chart:title svg:x="0.505cm" svg:y="10.784cm" chart:style-name="ch7">
              <text:p>instructions / s</text:p>
            </chart:title>
            <chart:grid chart:style-name="ch8" chart:class="major"/>
          </chart:axis>
          <chart:series chart:style-name="ch9" chart:values-cell-range-address="'Red Black Tree'.B2:'Red Black Tree'.B8" chart:label-cell-address="'Red Black Tree'.B1:'Red Black Tree'.B1" chart:class="chart:bar">
            <chart:data-point chart:repeated="7"/>
          </chart:series>
          <chart:series chart:style-name="ch10" chart:values-cell-range-address="'Red Black Tree'.C2:'Red Black Tree'.C8" chart:label-cell-address="'Red Black Tree'.C1:'Red Black Tree'.C1" chart:class="chart:bar">
            <chart:data-point chart:repeated="7"/>
          </chart:series>
          <chart:series chart:style-name="ch11" chart:values-cell-range-address="'Red Black Tree'.D2:'Red Black Tree'.D8" chart:label-cell-address="'Red Black Tree'.D1:'Red Black Tree'.D1" chart:class="chart:bar">
            <chart:data-point chart:repeated="7"/>
          </chart:series>
          <chart:series chart:style-name="ch12" chart:values-cell-range-address="'Red Black Tree'.E2:'Red Black Tree'.E8" chart:label-cell-address="'Red Black Tree'.E1:'Red Black Tree'.E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d Black Tree'.B1:'Red Black Tree'.B1">MRI 1.8.7</text:p>
              </table:table-cell>
              <table:table-cell office:value-type="string">
                <text:p text:id="'Red Black Tree'.C1:'Red Black Tree'.C1">MRI 1.9.3</text:p>
              </table:table-cell>
              <table:table-cell office:value-type="string">
                <text:p text:id="'Red Black Tree'.D1:'Red Black Tree'.D1">RBX</text:p>
              </table:table-cell>
              <table:table-cell office:value-type="string">
                <text:p text:id="'Red Black Tree'.E1:'Red Black Tree'.E1">JRUBY</text:p>
              </table:table-cell>
            </table:table-row>
          </table:table-header-rows>
          <table:table-rows>
            <table:table-row>
              <table:table-cell office:value-type="string">
                <text:p text:id="'Red Black Tree'.A2:'Red Black Tree'.A8">delete</text:p>
              </table:table-cell>
              <table:table-cell office:value-type="float" office:value="1.6">
                <text:p text:id="'Red Black Tree'.B2:'Red Black Tree'.B8">1.6</text:p>
              </table:table-cell>
              <table:table-cell office:value-type="float" office:value="3">
                <text:p text:id="'Red Black Tree'.C2:'Red Black Tree'.C8">3</text:p>
              </table:table-cell>
              <table:table-cell office:value-type="float" office:value="4.6">
                <text:p text:id="'Red Black Tree'.D2:'Red Black Tree'.D8">4.6</text:p>
              </table:table-cell>
              <table:table-cell office:value-type="float" office:value="6.8">
                <text:p text:id="'Red Black Tree'.E2:'Red Black Tree'.E8">6.8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3.5">
                <text:p>3.5</text:p>
              </table:table-cell>
              <table:table-cell office:value-type="float" office:value="6.8">
                <text:p>6.8</text:p>
              </table:table-cell>
              <table:table-cell office:value-type="float" office:value="8.9">
                <text:p>8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5.8">
                <text:p>5.8</text:p>
              </table:table-cell>
              <table:table-cell office:value-type="float" office:value="13.4">
                <text:p>13.4</text:p>
              </table:table-cell>
              <table:table-cell office:value-type="float" office:value="62.1">
                <text:p>62.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inorder_walk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51.9">
                <text:p>151.9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rev inorder walk</text:p>
              </table:table-cell>
              <table:table-cell office:value-type="float" office:value="28.9">
                <text:p>28.9</text:p>
              </table:table-cell>
              <table:table-cell office:value-type="float" office:value="56.2">
                <text:p>56.2</text:p>
              </table:table-cell>
              <table:table-cell office:value-type="float" office:value="154">
                <text:p>154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13.7">
                <text:p>13.7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4.9">
                <text:p>14.9</text:p>
              </table:table-cell>
              <table:table-cell office:value-type="float" office:value="21.1">
                <text:p>21.1</text:p>
              </table:table-cell>
              <table:table-cell office:value-type="float" office:value="72.6">
                <text:p>72.6</text:p>
              </table:table-cell>
              <table:table-cell office:value-type="float" office:value="63.5">
                <text:p>6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94cm" svg:height="17.466cm" xlink:href=".." chart:class="chart:bar" chart:style-name="ch1">
        <chart:title svg:x="10.64cm" svg:y="0.35cm" chart:style-name="ch2">
          <text:p>AVI Protobuf</text:p>
        </chart:title>
        <chart:legend chart:legend-position="end" svg:x="18.821cm" svg:y="8.184cm" chart:style-name="ch3"/>
        <chart:plot-area chart:style-name="ch4" table:cell-range-address="'AVI Protobuf'.A1:'AVI Protobuf'.E2" chart:data-source-has-labels="both" svg:x="0.749cm" svg:y="1.202cm" svg:width="17.598cm" svg:height="15.566cm">
          <chart:axis chart:dimension="x" chart:name="primary-x" chart:style-name="ch5">
            <chart:categories table:cell-range-address="'AVI Protobuf'.B1:'AVI Protobuf'.E1"/>
          </chart:axis>
          <chart:axis chart:dimension="y" chart:name="primary-y" chart:style-name="ch6">
            <chart:title svg:x="0.476cm" svg:y="10.824cm" chart:style-name="ch7">
              <text:p>instructions / s</text:p>
            </chart:title>
            <chart:grid chart:style-name="ch8" chart:class="major"/>
          </chart:axis>
          <chart:series chart:style-name="ch9" chart:values-cell-range-address="'AVI Protobuf'.B2:'AVI Protobuf'.E2" chart:label-cell-address="'AVI Protobuf'.A2:'AVI Protobuf'.A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VI Protobuf'.B1:'AVI Protobuf'.E1">MRI 1.8.7</text:p>
              </table:table-cell>
              <table:table-cell office:value-type="string">
                <text:p>MRI 1.9.3</text:p>
              </table:table-cell>
              <table:table-cell office:value-type="string">
                <text:p>RBX</text:p>
              </table:table-cell>
              <table:table-cell office:value-type="string">
                <text:p>JRUBY</text:p>
              </table:table-cell>
            </table:table-row>
          </table:table-header-rows>
          <table:table-rows>
            <table:table-row>
              <table:table-cell office:value-type="string">
                <text:p text:id="'AVI Protobuf'.A2:'AVI Protobuf'.A2">AVI Protobuf</text:p>
              </table:table-cell>
              <table:table-cell office:value-type="float" office:value="12635">
                <text:p text:id="'AVI Protobuf'.B2:'AVI Protobuf'.E2">12635</text:p>
              </table:table-cell>
              <table:table-cell office:value-type="float" office:value="24609">
                <text:p>24609</text:p>
              </table:table-cell>
              <table:table-cell office:value-type="float" office:value="40667">
                <text:p>40667</text:p>
              </table:table-cell>
              <table:table-cell office:value-type="float" office:value="89995">
                <text:p>899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